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7C00000362878C667C200D7B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 Frutiger Light" svg:font-family="'L Frutiger Light', 'Courier New'" style:font-pitch="variable"/>
    <style:font-face style:name="Garamond" svg:font-family="Garamon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Garamond" fo:font-size="11pt" fo:language="en" fo:country="GB" style:font-size-asian="11pt" style:font-name-complex="Garamond" style:font-size-complex="11pt"/>
    </style:style>
    <style:style style:name="P2" style:family="paragraph" style:parent-style-name="Text_20_body">
      <style:text-properties style:font-name="Garamond" fo:font-size="11pt" fo:language="en" fo:country="GB" fo:font-weight="bold" style:font-size-asian="11pt" style:font-weight-asian="bold" style:font-name-complex="Garamond" style:font-size-complex="11pt"/>
    </style:style>
    <style:style style:name="P3" style:family="paragraph" style:parent-style-name="Text_20_body">
      <style:text-properties style:font-name="Garamond" fo:font-size="11pt" fo:language="en" fo:country="US" style:font-size-asian="11pt" style:font-name-complex="Garamond" style:font-size-complex="11pt"/>
    </style:style>
    <style:style style:name="P4" style:family="paragraph" style:parent-style-name="Text_20_body">
      <style:text-properties style:font-name="Garamond" fo:font-size="11pt" fo:language="en" fo:country="none" style:font-size-asian="11pt" style:font-name-complex="Garamond" style:font-size-complex="11pt"/>
    </style:style>
    <style:style style:name="P5" style:family="paragraph" style:parent-style-name="brevtopp">
      <style:text-properties style:font-name="Garamond" style:font-name-complex="Garamond"/>
    </style:style>
    <style:style style:name="P6" style:family="paragraph" style:parent-style-name="Header">
      <style:text-properties fo:language="none" fo:country="none" style:language-asian="none" style:country-asian="none"/>
    </style:style>
    <style:style style:name="P7" style:family="paragraph" style:parent-style-name="Header">
      <style:paragraph-properties fo:margin-left="-0.7874in" fo:margin-right="0in" fo:text-indent="0in" style:auto-text-indent="false"/>
      <style:text-properties fo:language="none" fo:country="none" style:language-asian="none" style:country-asian="none"/>
    </style:style>
    <style:style style:name="P8" style:family="paragraph" style:parent-style-name="Header">
      <style:paragraph-properties fo:margin-left="0in" fo:margin-right="0in" fo:text-indent="0in" style:auto-text-indent="false"/>
    </style:style>
    <style:style style:name="P9" style:family="paragraph" style:parent-style-name="fakultet_2f_inst">
      <style:text-properties fo:language="en" fo:country="US"/>
    </style:style>
    <style:style style:name="P10" style:family="paragraph" style:parent-style-name="Inst._2f_avd.">
      <style:text-properties fo:language="en" fo:country="US"/>
    </style:style>
    <style:style style:name="P11" style:family="paragraph" style:parent-style-name="Brevrubrik">
      <style:text-properties style:font-name="Arial" fo:font-size="11pt" fo:language="en" fo:country="US" style:font-size-asian="11pt" style:font-name-complex="Arial" style:font-size-complex="11pt"/>
    </style:style>
    <style:style style:name="P12" style:family="paragraph" style:parent-style-name="Brevrubrik" style:master-page-name="Standard">
      <style:paragraph-properties style:page-number="auto">
        <style:tab-stops>
          <style:tab-stop style:position="0.6827in"/>
        </style:tab-stops>
      </style:paragraph-properties>
    </style:style>
    <style:style style:name="T1" style:family="text">
      <style:text-properties style:font-name="Garamond" fo:font-size="11pt" fo:font-weight="bold" style:font-size-asian="11pt" style:font-weight-asian="bold" style:font-name-complex="Garamond" style:font-size-complex="11pt"/>
    </style:style>
    <style:style style:name="T2" style:family="text">
      <style:text-properties style:font-name="Garamond" fo:font-size="11pt" fo:language="en" fo:country="GB" style:font-size-asian="11pt" style:font-name-complex="Garamond" style:font-size-complex="11pt"/>
    </style:style>
    <style:style style:name="T3" style:family="text">
      <style:text-properties style:font-name="Garamond" fo:font-size="11pt" fo:language="en" fo:country="GB" fo:font-weight="bold" style:font-size-asian="11pt" style:font-weight-asian="bold" style:font-name-complex="Garamond" style:font-size-complex="11pt"/>
    </style:style>
    <style:style style:name="T4" style:family="text">
      <style:text-properties style:font-name="Garamond" fo:font-size="11pt" fo:language="en" fo:country="US" style:font-size-asian="11pt" style:font-name-complex="Garamond" style:font-size-complex="11pt"/>
    </style:style>
    <style:style style:name="T5" style:family="text">
      <style:text-properties style:font-name="Garamond" fo:font-size="11pt" fo:language="en" fo:country="none" style:font-size-asian="11pt" style:font-name-complex="Garamond" style:font-size-complex="11pt"/>
    </style:style>
    <style:style style:name="T6" style:family="text">
      <style:text-properties style:font-name="Garamond" style:font-name-complex="Garamond"/>
    </style:style>
    <style:style style:name="T7" style:family="text">
      <style:text-properties style:font-name="Arial" fo:font-size="11pt" fo:language="en" fo:country="GB" style:font-size-asian="11pt" style:font-name-complex="Arial" style:font-size-complex="11pt"/>
    </style:style>
    <style:style style:name="T8" style:family="text">
      <style:text-properties style:font-name="Arial" fo:font-size="10pt" fo:language="en" fo:country="US" style:font-size-asian="10pt" style:font-name-complex="Arial" style:font-size-complex="10pt"/>
    </style:style>
    <style:style style:name="T9" style:family="text">
      <style:text-properties fo:language="en" fo:country="US"/>
    </style:style>
    <style:style style:name="T10" style:family="text">
      <style:text-properties fo:language="en" fo:country="US" style:font-name-asian="Frutiger 45 Light"/>
    </style:style>
    <style:style style:name="T11" style:family="text">
      <style:text-properties fo:font-style="italic" style:font-style-asian="italic"/>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1256in" fo:margin-right="0.1256in" style:wrap="non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Frame1" text:anchor-type="char" svg:x="6.2in" svg:y="1.3937in" svg:width="1.5in" svg:height="1.3063in" draw:z-index="3"><draw:text-box><text:p text:style-name="brevtopp"><text:span text:style-name="T1">SGED11</text:span></text:p></draw:text-box></draw:frame><draw:frame draw:style-name="fr1" draw:name="Frame2" text:anchor-type="char" svg:x="6.1154in" svg:y="0.8346in" svg:width="1.0508in" svg:height="0.3319in" draw:z-index="2"><draw:text-box><text:p text:style-name="P5"/><text:p text:style-name="brevtopp"><text:date style:data-style-name="N30" text:date-value="2019-11-25T15:39:18.512485795">2019-11-25</text:date></text:p></draw:text-box></draw:frame><draw:frame draw:style-name="fr1" draw:name="Frame3" text:anchor-type="char" svg:x="7.1661in" svg:y="0.4335in" svg:width="0.7in" svg:height="0.3in" draw:z-index="4"><draw:text-box><text:p text:style-name="sidnr"/></draw:text-box></draw:frame><text:tab/></text:p>
      <text:p text:style-name="Brevrubrik"/>
      <text:p text:style-name="Brevrubrik"/>
      <text:p text:style-name="Brevrubrik"/>
      <text:p text:style-name="Brevrubrik"/>
      <text:p text:style-name="Brevrubrik"/>
      <text:p text:style-name="Brevrubrik"><text:span text:style-name="T7">Final assignment</text:span><text:span text:style-name="T8">.</text:span></text:p>
      <text:p text:style-name="P11"/>
      <text:p text:style-name="P1"/>
      <text:p text:style-name="Text_20_body"><text:span text:style-name="T3">Instructions</text:span><text:span text:style-name="T2"> –choose one of the topic presented below as a starting point and develop a research question that you will be treating in your final paper. Submit a written paper that you will be briefly presenting (through a 5 min. power-point presentation) and hand in on November the 1st. The size of the report should be about eight pages or about 3200 words, excluding the reference list. It should be written in Times New Roman size 12, with 1.5 spacing. Base your arguments and analysis on the course literature and the material presented in the lectures. Referencing should be done using the Harvard system.</text:span></text:p>
      <text:p text:style-name="P1"/>
      <text:p text:style-name="P1"/>
      <text:p text:style-name="Text_20_body"><text:span text:style-name="T2">1. </text:span><text:span text:style-name="T4">To which degree and in which ways can geography (geographic positions, geographic organizations, etc…) help explain socio-economic development in the African continent?</text:span></text:p>
      <text:p text:style-name="P3"/>
      <text:p text:style-name="Text_20_body"><text:span text:style-name="T2">2. </text:span><text:span text:style-name="T4">In agriculture-based economies, which include most of Sub-Saharan Africa, agriculture and its related industries are associated with poverty reduction and food security. To which degree and in which ways can an African agricultural development reduce poverty in Africa?</text:span></text:p>
      <text:p text:style-name="P3"/>
      <text:p text:style-name="Text_20_body"><text:span text:style-name="T2">3. </text:span><text:span text:style-name="T5">There is the dominance of certain types of stereotypes in mainstream media, which create and reinforce assumptions about the different geographic regions and their inhabitants.</text:span><text:span text:style-name="T4">To which degree and in which ways is this relevant for the study of Africa?</text:span></text:p>
      <text:p text:style-name="P1"/>
      <text:p text:style-name="Text_20_body"><text:span text:style-name="T2">4. Many emerging economies in Asia are intensifying their trade and economic interchange with Africa. Which are, in your view, the main roles played by emerging economies like China and India in Africa today?</text:span></text:p>
      <text:p text:style-name="P4"/>
      <text:p text:style-name="P1"/>
      <text:p text:style-name="P2"/>
      <text:p text:style-name="Text_20_body"><text:span text:style-name="T3">Good Luck/Y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 Frutiger Light" svg:font-family="'L Frutiger Light', 'Courier New'" style:font-pitch="variable"/>
    <style:font-face style:name="Garamond" svg:font-family="Garamon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sv" fo:country="S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Footer" style:family="paragraph" style:parent-style-name="Standard" style:class="extra">
      <style:paragraph-properties fo:margin-left="-0.7362in" fo:margin-right="-0.7472in" style:line-height-at-least="0.1528in" fo:text-indent="0in" style:auto-text-indent="false"/>
      <style:text-properties style:font-name="Frutiger 45 Light" fo:font-family="'Frutiger 45 Light', 'Courier New'" style:font-family-generic="swiss" style:font-pitch="variable" fo:font-size="7.5pt" style:font-size-asian="7.5pt" style:font-name-complex="Frutiger 45 Light" style:font-family-complex="'Frutiger 45 Light', 'Courier New'" style:font-family-generic-complex="swiss" style:font-pitch-complex="variable"/>
    </style:style>
    <style:style style:name="Header" style:family="paragraph" style:parent-style-name="Standard" style:class="extra">
      <style:paragraph-properties fo:margin-left="-0.7362in" fo:margin-right="0in" fo:text-indent="0in" style:auto-text-indent="false"/>
    </style:style>
    <style:style style:name="brevtopp" style:family="paragraph" style:parent-style-name="Standard"/>
    <style:style style:name="fakultet_2f_inst" style:display-name="fakultet/inst" style:family="paragraph" style:parent-style-name="Standard">
      <style:paragraph-properties fo:line-height="0.1945in"/>
      <style:text-properties style:font-name="Frutiger 45 Light" fo:font-family="'Frutiger 45 Light', 'Courier New'" style:font-family-generic="swiss" style:font-pitch="variable" fo:font-size="9pt" fo:letter-spacing="0.0138in" style:font-size-asian="9pt" style:font-name-complex="Frutiger 45 Light" style:font-family-complex="'Frutiger 45 Light', 'Courier New'" style:font-family-generic-complex="swiss" style:font-pitch-complex="variable"/>
    </style:style>
    <style:style style:name="handläggare" style:family="paragraph" style:parent-style-name="fakultet_2f_inst">
      <style:text-properties fo:font-style="italic" style:font-style-asian="italic"/>
    </style:style>
    <style:style style:name="sidfotslinje" style:family="paragraph" style:parent-style-name="Footer">
      <style:paragraph-properties fo:margin-top="0in" fo:margin-bottom="0.0835in" loext:contextual-spacing="false" fo:line-height="100%" fo:padding="0in" fo:border-left="none" fo:border-right="none" fo:border-top="none" fo:border-bottom="0.26pt solid #000000"/>
      <style:text-properties fo:font-size="4pt" style:font-size-asian="4pt"/>
    </style:style>
    <style:style style:name="sigill" style:family="paragraph" style:parent-style-name="Standard">
      <style:paragraph-properties fo:margin-top="0in" fo:margin-bottom="0.1945in" loext:contextual-spacing="false"/>
      <style:text-properties style:font-name="New York" fo:font-family="'New York'" style:font-family-generic="roman" style:font-pitch="variable" style:font-name-complex="New York" style:font-family-complex="'New York'" style:font-family-generic-complex="roman" style:font-pitch-complex="variable"/>
    </style:style>
    <style:style style:name="Inst._2f_avd." style:display-name="Inst./avd." style:family="paragraph" style:parent-style-name="handläggare"/>
    <style:style style:name="rubrik" style:family="paragraph" style:parent-style-name="Heading_20_1" style:default-outline-level="" style:list-style-name="">
      <style:text-properties style:font-name="L Frutiger Light" fo:font-family="'L Frutiger Light', 'Courier New'" style:font-pitch="variable" style:font-name-complex="L Frutiger Light" style:font-family-complex="'L Frutiger Light', 'Courier New'" style:font-pitch-complex="variable"/>
    </style:style>
    <style:style style:name="sidnr" style:family="paragraph" style:parent-style-name="Standard">
      <style:paragraph-properties fo:text-align="end" style:justify-single-word="false"/>
    </style:style>
    <style:style style:name="Brevrubrik" style:family="paragraph" style:parent-style-name="rubrik">
      <style:text-properties style:font-name="Frutiger 45 Light" fo:font-family="'Frutiger 45 Light', 'Courier New'" style:font-family-generic="swiss" style:font-pitch="variable" style:font-name-complex="Frutiger 45 Light" style:font-family-complex="'Frutiger 45 Light', 'Courier New'" style:font-family-generic-complex="swiss" style:font-pitch-complex="variable"/>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andardstycketeckensnitt" style:family="text"/>
    <style:style style:name="Internet_20_link" style:display-name="Internet link" style:family="text">
      <style:text-properties fo:color="#0000ff" style:text-underline-style="solid" style:text-underline-width="auto" style:text-underline-color="font-color"/>
    </style:style>
    <style:style style:name="Ballongtext_20_Char" style:display-name="Ballong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in" style:auto-text-indent="false"/>
    </style:style>
    <style:style style:name="MP2" style:family="paragraph" style:parent-style-name="Header">
      <style:paragraph-properties fo:margin-left="-0.7874in" fo:margin-right="0in" fo:text-indent="0in" style:auto-text-indent="false"/>
      <style:text-properties fo:language="none" fo:country="none" style:language-asian="none" style:country-asian="none"/>
    </style:style>
    <style:style style:name="MP3" style:family="paragraph" style:parent-style-name="Header">
      <style:text-properties fo:language="none" fo:country="none" style:language-asian="none" style:country-asian="none"/>
    </style:style>
    <style:style style:name="MP4" style:family="paragraph" style:parent-style-name="fakultet_2f_inst">
      <style:text-properties fo:language="en" fo:country="US"/>
    </style:style>
    <style:style style:name="MP5" style:family="paragraph" style:parent-style-name="Inst._2f_avd.">
      <style:text-properties fo:language="en" fo:country="US"/>
    </style:style>
    <style:style style:name="MT1" style:family="text">
      <style:text-properties fo:language="en" fo:country="US" style:font-name-asian="Frutiger 45 Light"/>
    </style:style>
    <style:style style:name="MT2" style:family="text">
      <style:text-properties fo:language="en" fo:country="US"/>
    </style:style>
    <style:style style:name="MT3" style:family="text">
      <style:text-properties fo:font-style="italic" style:font-style-asian="italic"/>
    </style:style>
    <style:style style:name="Mfr1" style:family="graphic" style:parent-style-name="Graphics">
      <style:graphic-properties fo:margin-left="0.1256in" fo:margin-right="0.1256in" style:wrap="non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page-layout style:name="Mpm1">
      <style:page-layout-properties fo:page-width="8.2681in" fo:page-height="11.6929in" style:num-format="1" style:print-orientation="portrait" fo:margin-top="0.4909in" fo:margin-bottom="0.4909in" fo:margin-left="1.5752in" fo:margin-right="1.575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6902in" fo:margin-top="0.6516in" style:dynamic-spacing="true"/>
      </style:footer-style>
    </style:page-layout>
  </office:automatic-styles>
  <office:master-styles>
    <style:master-page style:name="Standard" style:page-layout-name="Mpm1">
      <style:header>
        <text:p text:style-name="MP1"/>
        <text:p text:style-name="MP1"/>
        <text:p text:style-name="MP1"><text:tab/><text:page-number text:select-page="current">0</text:page-number></text:p>
      </style:header>
      <style:header-first>
        <text:p text:style-name="Header"/>
        <text:p text:style-name="MP2"><draw:frame draw:style-name="Mfr1" draw:name="Bild 2" text:anchor-type="char" svg:x="0.7874in" svg:y="0.4335in" svg:width="0.972in" svg:height="1.3335in" draw:z-index="1"><draw:image xlink:href="Pictures/100000000000027C00000362878C667C200D7BB2.png" xlink:type="simple" xlink:show="embed" xlink:actuate="onLoad" loext:mime-type="image/png"/></draw:frame></text:p>
        <text:p text:style-name="Header"/>
        <text:p text:style-name="Header"/>
        <text:p text:style-name="Header"/>
        <text:p text:style-name="Header"/>
        <text:p text:style-name="Header"/>
        <text:p text:style-name="MP3"><draw:frame draw:style-name="Mfr2" draw:name="Frame4" text:anchor-type="char" svg:x="0.5528in" svg:y="1.8547in" svg:width="3.4126in" svg:height="0.6528in" draw:z-index="0"><draw:text-box><text:p text:style-name="fakultet_2f_inst"><text:span text:style-name="MT1"><text:s/></text:span><text:span text:style-name="MT2">Department of </text:span></text:p><text:p text:style-name="MP4">Human Geography</text:p><text:p text:style-name="MP5"/></draw:text-box></draw:frame></text:p>
      </style:header-first>
      <style:footer>
        <text:p text:style-name="Footer"/>
      </style:footer>
      <style:footer-first>
        <text:p text:style-name="sidfotslinje"/>
        <text:p text:style-name="Footer"><text:span text:style-name="MT3">Postal address</text:span> Sölvegatgan 12, SE-223 62 Lund <text:s/><text:span text:style-name="MT3">Visiting address</text:span> Sölvegatan 10 <text:s/><text:span text:style-name="MT3">Telephone</text:span> Int. +46 46 222 84 05, 222 86 90, <text:span text:style-name="MT3">Telephone exg</text:span>+46 46-222 00 00 <text:s/><text:span text:style-name="MT3">Telefax</text:span> Int. +46 46 222 84 01 <text:s/><text:span text:style-name="MT3">E-mail</text:span> keg@keg.lu.se <text:span text:style-name="MT3">Internet</text:span> http://www.lu.se <text:s/></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revmall</dc:title>
    <dc:subject/>
    <meta:keyword/>
    <meta:initial-creator>Franz-Michael Rundquist</meta:initial-creator>
    <meta:creation-date>2017-10-16T08:00:00</meta:creation-date>
    <dc:creator>Yahia Mahmoud</dc:creator>
    <dc:date>2019-10-09T15:12:00</dc:date>
    <meta:print-date>2015-10-20T11:09:00</meta:print-date>
    <meta:editing-cycles>4</meta:editing-cycles>
    <meta:editing-duration>PT6M</meta:editing-duration>
    <meta:document-statistic meta:table-count="0" meta:image-count="1" meta:object-count="0" meta:page-count="1" meta:paragraph-count="14" meta:word-count="288" meta:character-count="1828" meta:non-whitespace-character-count="1543"/>
    <meta:generator>LibreOffice/6.0.7.3$Linux_X86_64 LibreOffice_project/00m0$Build-3</meta:generator>
  </office:meta>
</office:document-meta>
</file>